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2d90" officeooo:paragraph-rsid="000c2d90"/>
    </style:style>
    <style:style style:name="P2" style:family="paragraph" style:parent-style-name="Standard">
      <style:text-properties style:text-underline-style="none" officeooo:rsid="000c2d90" officeooo:paragraph-rsid="000c2d90"/>
    </style:style>
    <style:style style:name="P3" style:family="paragraph" style:parent-style-name="Standard">
      <style:text-properties fo:font-size="10pt" officeooo:rsid="000c2d90" officeooo:paragraph-rsid="000c2d90" style:font-size-asian="10pt" style:font-size-complex="10pt"/>
    </style:style>
    <style:style style:name="P4" style:family="paragraph" style:parent-style-name="Standard">
      <style:text-properties fo:font-size="10pt" style:text-underline-style="solid" style:text-underline-width="auto" style:text-underline-color="font-color" officeooo:rsid="000c2d90" officeooo:paragraph-rsid="000c2d90" style:font-size-asian="10pt" style:font-size-complex="10pt"/>
    </style:style>
    <style:style style:name="P5" style:family="paragraph" style:parent-style-name="Standard">
      <style:text-properties fo:font-size="10pt" style:text-underline-style="none" officeooo:rsid="000c2d90" officeooo:paragraph-rsid="000c2d90" style:font-size-asian="10pt" style:font-size-complex="10pt"/>
    </style:style>
    <style:style style:name="P6" style:family="paragraph" style:parent-style-name="Standard">
      <style:text-properties fo:font-size="10pt" style:text-underline-style="none" officeooo:rsid="000d2b20" officeooo:paragraph-rsid="000c2d90" style:font-size-asian="10pt" style:font-size-complex="10pt"/>
    </style:style>
    <style:style style:name="P7" style:family="paragraph" style:parent-style-name="Standard">
      <style:text-properties fo:font-size="10pt" style:text-underline-style="solid" style:text-underline-width="auto" style:text-underline-color="font-color" officeooo:rsid="000d2b20" officeooo:paragraph-rsid="000d2b20" style:font-size-asian="10pt" style:font-size-complex="10pt"/>
    </style:style>
    <style:style style:name="P8" style:family="paragraph" style:parent-style-name="Standard">
      <style:text-properties fo:font-size="10pt" style:text-underline-style="none" officeooo:rsid="000d2b20" officeooo:paragraph-rsid="000d2b20" style:font-size-asian="10pt" style:font-size-complex="10pt"/>
    </style:style>
    <style:style style:name="P9" style:family="paragraph" style:parent-style-name="normal">
      <style:text-properties fo:font-size="10pt" officeooo:paragraph-rsid="000e8a2a" style:font-size-asian="10pt" style:font-size-complex="10pt"/>
    </style:style>
    <style:style style:name="P10" style:family="paragraph" style:parent-style-name="normal">
      <style:text-properties fo:font-size="10pt" style:text-underline-style="none" officeooo:rsid="000d2b20" officeooo:paragraph-rsid="000e8a2a" style:font-size-asian="10pt" style:font-size-complex="10pt"/>
    </style:style>
    <style:style style:name="P11" style:family="paragraph" style:parent-style-name="normal">
      <style:text-properties fo:font-size="10pt" style:text-underline-style="none" officeooo:rsid="001156b5" officeooo:paragraph-rsid="001156b5" style:font-size-asian="10pt" style:font-size-complex="10pt"/>
    </style:style>
    <style:style style:name="P12" style:family="paragraph" style:parent-style-name="normal">
      <style:text-properties fo:font-size="10pt" style:text-underline-style="solid" style:text-underline-width="auto" style:text-underline-color="font-color" officeooo:rsid="001156b5" officeooo:paragraph-rsid="001156b5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d2b20" style:font-size-asian="10pt" style:font-size-complex="10pt"/>
    </style:style>
    <style:style style:name="T3" style:family="text">
      <style:text-properties style:text-position="super 58%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émo :</text:p>
      <text:p text:style-name="P3"/>
      <text:p text:style-name="P4">Modélisation :</text:p>
      <text:p text:style-name="P3"/>
      <text:p text:style-name="P3">- créer 2 UV spheres</text:p>
      <text:p text:style-name="P3">- créer torus</text:p>
      <text:p text:style-name="P1"><text:span text:style-name="T1">- applatir torus, et le placer autour de la 2</text:span><text:span text:style-name="T3">e</text:span><text:span text:style-name="T1"> sphere</text:span></text:p>
      <text:p text:style-name="P3">- créer un empty plain axes</text:p>
      <text:p text:style-name="P3">- lier le torus et la sphere avec shift + click (torus, sphere et empty) et ctrl + p</text:p>
      <text:p text:style-name="P3"/>
      <text:p text:style-name="P4">Textures :</text:p>
      <text:p text:style-name="P5"/>
      <text:p text:style-name="P5">- créer matériaux (world (fond), planetes)</text:p>
      <text:p text:style-name="P5">- importer les images de textures</text:p>
      <text:p text:style-name="P2"><text:span text:style-name="T1">- pour l</text:span><text:span text:style-name="T2">e matériau</text:span><text:span text:style-name="T1"> world : decocher blend et mettre horizon</text:span></text:p>
      <text:p text:style-name="P2"><text:span text:style-name="T1">- </text:span><text:span text:style-name="T2">aller dans world et cocher paper sky</text:span></text:p>
      <text:p text:style-name="P6">- appliquer les matériaux sur les planetes et sur le fond</text:p>
      <text:p text:style-name="P6"/>
      <text:p text:style-name="P7">Animation :</text:p>
      <text:p text:style-name="P8"/>
      <text:p text:style-name="P9">- Add -&gt; Empty -&gt; Single arrow</text:p>
      <text:p text:style-name="P9">- On la place au même coordonnée que le soleil (G -&gt; Z pour la déplacer sur l’axe Z)</text:p>
      <text:p text:style-name="P9">- Sélectionner planète dans outliner</text:p>
      <text:p text:style-name="P9">- Shift + click sur la fleche (empty)</text:p>
      <text:p text:style-name="P9">- Ctrl + P</text:p>
      <text:p text:style-name="P9">- Saisir nombre de frame (timeline)</text:p>
      <text:p text:style-name="P9">- Aller à la frame 1 puis appuyer sur I (dans rotation) </text:p>
      <text:p text:style-name="P9">- Aller à la frame de fin puis mettre 360 sur l’axe z</text:p>
      <text:p text:style-name="P9">- Créer une autre keyframe (appuyer sur I)</text:p>
      <text:p text:style-name="P10">- Graph editor -&gt; add modifier -&gt; Cycle</text:p>
      <text:p text:style-name="P10"/>
      <text:p text:style-name="P12">Autre exemple :</text:p>
      <text:p text:style-name="P11"/>
      <text:p text:style-name="P11">- montrer les autre fichiers bl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14:23:52.759487376</meta:creation-date>
    <dc:date>2020-03-10T20:55:29.374000000</dc:date>
    <meta:editing-duration>PT41M3S</meta:editing-duration>
    <meta:editing-cycles>4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26" meta:word-count="193" meta:character-count="938" meta:non-whitespace-character-count="770"/>
  </office:meta>
</office:document-meta>
</file>